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783in"/>
    </style:style>
    <style:style style:name="co2" style:family="table-column">
      <style:table-column-properties fo:break-before="auto" style:column-width="1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chaincode331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5707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43C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-5441-032211-11171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+4233A24151457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7654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-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755555544535+444433b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56-4555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+442531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5A7705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table:number-columns-repeated="2"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5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table:number-columns-repeated="2"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+32+2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-465544331111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570a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1535346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437266460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67341105a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5A5b354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2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+657+50A+712A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5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64A+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+45362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555555-555C444-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-4+43254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-35655</text:p>
          </table:table-cell>
          <table:table-cell office:value-type="string" calcext:value-type="string">
            <text:p>4b-35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44-4+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5555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6754-3+452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5B667144+3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-5+4442211-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7A55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-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5A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570554A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+33C5453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534244342642313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655C55-4433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677557-646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-145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+42433252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-535B750+56+7071-123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0605c4-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4534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55645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5A5355b444-4433+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-4+334-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-354331-10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66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table:style-name="Default"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-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4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A15-4b+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7A55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324-3245-53+765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4-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4545b54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+32413455765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+335-6-7+4+443+252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-46555-432C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+4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5455-443+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5a-65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601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646b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A-5554444-44443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05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-55534+353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4C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57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+35252+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+252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-15156+6554-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55A5-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+433+3456+2+1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5644-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+3355321311-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2235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6554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6+47645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-4+342256-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+2543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75-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-35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3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4C57556+700-00-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6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665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56+6767555545b+444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/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table:style-name="Default"/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/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5454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/>
          <table:table-cell office:value-type="string" calcext:value-type="string">
            <text:p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/>
          <table:table-cell table:style-name="Default"/>
          <table:table-cell/>
          <table:table-cell office:value-type="string" calcext:value-type="string">
            <text:p>harusnya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4-4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A375555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+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-44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4+347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65554-4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4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43+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654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5a-</text:p>
          </table:table-cell>
          <table:table-cell table:style-name="Default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55555555-5+555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55-55666555-554433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A5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b54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C5544-43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A6665555443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/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/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5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B7655-5544+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575-0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4A44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52B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55-44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7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+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666+7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56404-443+</text:p>
          </table:table-cell>
          <table:table-cell table:style-name="Default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55544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54-4+444-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252114-44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+55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432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570514-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606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-3b+33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56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-4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-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654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4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4C4444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57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A33+</text:p>
          </table:table-cell>
          <table:table-cell table:style-name="Default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-555555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54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55-54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/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/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43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/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6B4-43+2</text:p>
          </table:table-cell>
          <table:table-cell table:style-name="Default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6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5555555555453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55555555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+5325A</text:p>
          </table:table-cell>
          <table:table-cell table:style-name="Default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/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76a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/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/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2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 table:number-rows-repeated="10478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b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ظ</text:p>
          </table:table-cell>
          <table:table-cell table:formula="of:=VLOOKUP([.D19];[.$A$1:.$B$39];2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ؤ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أ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label.A2:label.C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14T15:08:04.957542392</dc:date>
    <meta:editing-duration>P2DT15H6M26S</meta:editing-duration>
    <meta:editing-cycles>49</meta:editing-cycles>
    <meta:generator>LibreOffice/7.4.7.2$Linux_X86_64 LibreOffice_project/40$Build-2</meta:generator>
    <meta:document-statistic meta:table-count="2" meta:cell-count="1734" meta:object-count="0"/>
  </office:meta>
</office:document-meta>
</file>